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 style:list-style-name="L1">
      <style:paragraph-properties fo:line-height="100%"/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path of implementation:</text:p>
      <text:p text:style-name="P1"/>
      <text:p text:style-name="P1">Complete demo:</text:p>
      <text:list xml:id="list1637151761" text:style-name="L1">
        <text:list-item>
          <text:p text:style-name="P2">Finish current work on sprites. (Killing (done), animating)</text:p>
        </text:list-item>
        <text:list-item>
          <text:p text:style-name="P2">Implement simple abilities:</text:p>
          <text:list>
            <text:list-item>
              <text:p text:style-name="P2">Direct damage ability.</text:p>
            </text:list-item>
            <text:list-item>
              <text:p text:style-name="P2">Healing ability.</text:p>
            </text:list-item>
            <text:list-item>
              <text:p text:style-name="P2">Allow for targeting. Combine abilities with targeting.</text:p>
            </text:list-item>
            <text:list-item>
              <text:p text:style-name="P2">Implement status effects by making a non-damaging ability that applies the status effect.</text:p>
            </text:list-item>
            <text:list-item>
              <text:p text:style-name="P2">Implement Knight's abilities.</text:p>
            </text:list-item>
            <text:list-item>
              <text:p text:style-name="P2">Make demo up to 1 leve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4-03T02:13:24</dc:date>
    <dc:creator>Hooch </dc:creator>
    <meta:editing-duration>PT3H13M18S</meta:editing-duration>
    <meta:editing-cycles>26</meta:editing-cycles>
    <meta:document-statistic meta:table-count="0" meta:image-count="0" meta:object-count="0" meta:page-count="1" meta:paragraph-count="10" meta:word-count="59" meta:character-count="381" meta:non-whitespace-character-count="340"/>
  </office:meta>
</office:document-meta>
</file>